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1" svg:font-family="Wingdings" style:font-pitch="variable" style:font-charset="x-symbol"/>
    <style:font-face style:name="Wingdings" svg:font-family="Wingdings" style:font-adornments="Normale" style:font-pitch="variable" style:font-charset="x-symbol"/>
    <style:font-face style:name="Symbol" svg:font-family="Symbol" style:font-family-generic="roman" style:font-pitch="variable" style:font-charset="x-symbol"/>
    <style:font-face style:name="CommonBullets" svg:font-family="CommonBullets" style:font-family-generic="swiss" style:font-pitch="variable" style:font-charset="x-symbol"/>
    <style:font-face style:name="Tahoma1"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Book Antiqua" svg:font-family="'Book Antiqua'" style:font-family-generic="roman"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rial1" svg:font-family="Arial" style:font-adornments="Grassetto Corsivo" style:font-family-generic="swiss" style:font-pitch="variable"/>
    <style:font-face style:name="Arial Black" svg:font-family="'Arial Black'" style:font-adornments="Normale" style:font-family-generic="swiss" style:font-pitch="variable"/>
    <style:font-face style:name="Arial Narrow" svg:font-family="'Arial Narrow'" style:font-family-generic="swiss" style:font-pitch="variable"/>
    <style:font-face style:name="Century Gothic2" svg:font-family="'Century Gothic'" style:font-family-generic="swiss" style:font-pitch="variable"/>
    <style:font-face style:name="Century Gothic" svg:font-family="'Century Gothic'" style:font-adornments="Grassetto" style:font-family-generic="swiss" style:font-pitch="variable"/>
    <style:font-face style:name="Century Gothic1" svg:font-family="'Century Gothic'" style:font-adornments="Normale" style:font-family-generic="swiss" style:font-pitch="variable"/>
  </office:font-face-decls>
  <office:automatic-styles>
    <style:style style:name="Ruoli" style:family="table">
      <style:table-properties style:width="17.611cm" table:align="margins" style:writing-mode="lr-tb"/>
    </style:style>
    <style:style style:name="Ruoli.A" style:family="table-column">
      <style:table-column-properties style:column-width="4.403cm" style:rel-column-width="16384*"/>
    </style:style>
    <style:style style:name="Ruoli.B" style:family="table-column">
      <style:table-column-properties style:column-width="4.403cm" style:rel-column-width="16383*"/>
    </style:style>
    <style:style style:name="Ruoli.A1" style:family="table-cell">
      <style:table-cell-properties fo:padding="0.097cm" fo:border-left="0.05pt solid #000000" fo:border-right="none" fo:border-top="0.05pt solid #000000" fo:border-bottom="0.05pt solid #000000"/>
    </style:style>
    <style:style style:name="Ruoli.D1" style:family="table-cell">
      <style:table-cell-properties fo:padding="0.097cm" fo:border="0.05pt solid #000000"/>
    </style:style>
    <style:style style:name="Ruoli.A2" style:family="table-cell">
      <style:table-cell-properties fo:padding="0.097cm" fo:border-left="0.05pt solid #000000" fo:border-right="none" fo:border-top="none" fo:border-bottom="0.05pt solid #000000"/>
    </style:style>
    <style:style style:name="Ruoli.D2" style:family="table-cell">
      <style:table-cell-properties fo:padding="0.097cm" fo:border-left="0.05pt solid #000000" fo:border-right="0.05pt solid #000000" fo:border-top="none" fo:border-bottom="0.05pt solid #000000"/>
    </style:style>
    <style:style style:name="Table1" style:family="table">
      <style:table-properties style:width="17.611cm" table:align="margins" style:writing-mode="lr-tb"/>
    </style:style>
    <style:style style:name="Table1.A" style:family="table-column">
      <style:table-column-properties style:column-width="5.87cm" style:rel-column-width="21845*"/>
    </style:style>
    <style:style style:name="Table1.B" style:family="table-column">
      <style:table-column-properties style:column-width="5.87cm" style:rel-column-width="21844*"/>
    </style:style>
    <style:style style:name="Table1.C" style:family="table-column">
      <style:table-column-properties style:column-width="5.87cm" style:rel-column-width="21846*"/>
    </style:style>
    <style:style style:name="Table1.A1" style:family="table-cell">
      <style:table-cell-properties fo:padding="0.097cm" fo:border-left="0.05pt solid #000000" fo:border-right="none"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2" style:family="table">
      <style:table-properties style:width="10.398cm" table:align="left" style:writing-mode="lr-tb"/>
    </style:style>
    <style:style style:name="Table2.A" style:family="table-column">
      <style:table-column-properties style:column-width="2.699cm"/>
    </style:style>
    <style:style style:name="Table2.B" style:family="table-column">
      <style:table-column-properties style:column-width="7.699cm"/>
    </style:style>
    <style:style style:name="Table2.A1" style:family="table-cell">
      <style:table-cell-properties fo:padding="0.097cm" fo:border-left="0.05pt solid #000000" fo:border-right="none"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fo:orphans="0" fo:widows="0"/>
      <style:text-properties style:font-name="Courier" fo:language="en" fo:country="US" fo:font-weight="bold" style:font-weight-asian="bold"/>
    </style:style>
    <style:style style:name="P2" style:family="paragraph" style:parent-style-name="Standard">
      <style:text-properties fo:language="it" fo:country="IT" officeooo:rsid="000df299" officeooo:paragraph-rsid="000df299"/>
    </style:style>
    <style:style style:name="P3" style:family="paragraph" style:parent-style-name="Standard">
      <style:text-properties officeooo:rsid="000bfcfb" officeooo:paragraph-rsid="000f3130"/>
    </style:style>
    <style:style style:name="P4" style:family="paragraph" style:parent-style-name="Standard">
      <style:text-properties officeooo:rsid="000f462f" officeooo:paragraph-rsid="000f462f"/>
    </style:style>
    <style:style style:name="P5" style:family="paragraph" style:parent-style-name="Table_20_Contents">
      <style:text-properties officeooo:rsid="000f462f" officeooo:paragraph-rsid="000f462f"/>
    </style:style>
    <style:style style:name="P6" style:family="paragraph" style:parent-style-name="Table_20_Contents">
      <style:text-properties officeooo:rsid="00113625" officeooo:paragraph-rsid="00113625"/>
    </style:style>
    <style:style style:name="P7" style:family="paragraph" style:parent-style-name="Table_20_Heading">
      <style:text-properties officeooo:rsid="000f462f" officeooo:paragraph-rsid="000f462f"/>
    </style:style>
    <style:style style:name="P8" style:family="paragraph" style:parent-style-name="Heading_20_1" style:master-page-name="Standard">
      <style:paragraph-properties style:page-number="auto"/>
    </style:style>
    <style:style style:name="P9" style:family="paragraph" style:parent-style-name="Heading_20_2">
      <style:text-properties fo:language="it" fo:country="IT"/>
    </style:style>
    <style:style style:name="P10" style:family="paragraph" style:parent-style-name="Heading_20_2">
      <style:text-properties officeooo:rsid="000bfcfb" officeooo:paragraph-rsid="000bfcfb"/>
    </style:style>
    <style:style style:name="P11" style:family="paragraph" style:parent-style-name="Heading_20_2">
      <style:text-properties officeooo:rsid="000f462f" officeooo:paragraph-rsid="000f462f"/>
    </style:style>
    <style:style style:name="P12" style:family="paragraph" style:parent-style-name="Table_20_Contents">
      <style:text-properties officeooo:rsid="000f462f" officeooo:paragraph-rsid="00165f54"/>
    </style:style>
    <style:style style:name="P13" style:family="paragraph" style:parent-style-name="Table_20_Contents">
      <style:text-properties officeooo:paragraph-rsid="00165f54"/>
    </style:style>
    <style:style style:name="P14" style:family="paragraph" style:parent-style-name="Table_20_Heading">
      <style:text-properties officeooo:rsid="00165f54" officeooo:paragraph-rsid="00165f54"/>
    </style:style>
    <style:style style:name="P15" style:family="paragraph" style:parent-style-name="Punto_20_1_20_con_20_spunta">
      <style:text-properties officeooo:rsid="00146800" officeooo:paragraph-rsid="00146800"/>
    </style:style>
    <style:style style:name="P16" style:family="paragraph" style:parent-style-name="Punto_20_1_20_con_20_spunta">
      <style:text-properties officeooo:rsid="000bfcfb" officeooo:paragraph-rsid="000bfcfb"/>
    </style:style>
    <style:style style:name="P17" style:family="paragraph" style:parent-style-name="Punto_20_1_20_con_20_spunta">
      <style:text-properties officeooo:rsid="000f462f" officeooo:paragraph-rsid="000f462f"/>
    </style:style>
    <style:style style:name="P18" style:family="paragraph" style:parent-style-name="Punto_20_1_20_con_20_spunta">
      <style:text-properties officeooo:rsid="000dcef3" officeooo:paragraph-rsid="000dcef3"/>
    </style:style>
    <style:style style:name="P19" style:family="paragraph" style:parent-style-name="Punto_20_1_20_con_20_spunta">
      <style:text-properties officeooo:rsid="000f3130" officeooo:paragraph-rsid="000f3130"/>
    </style:style>
    <style:style style:name="P20" style:family="paragraph" style:parent-style-name="Punto_20_1_20_con_20_spunta" style:list-style-name="Spunta_20_materiale">
      <style:text-properties officeooo:rsid="00113625" officeooo:paragraph-rsid="00113625"/>
    </style:style>
    <style:style style:name="P21" style:family="paragraph" style:parent-style-name="Punto_20_1_20_con_20_spunta">
      <style:text-properties officeooo:rsid="000df299" officeooo:paragraph-rsid="000df299"/>
    </style:style>
    <style:style style:name="P22" style:family="paragraph" style:parent-style-name="Punto_20_1_20_con_20_spunta" style:list-style-name="">
      <style:text-properties officeooo:rsid="000df977" officeooo:paragraph-rsid="000df977"/>
    </style:style>
    <style:style style:name="P23" style:family="paragraph" style:parent-style-name="Punto_20_1_20_con_20_spunta">
      <style:text-properties fo:font-weight="bold" officeooo:rsid="000bfcfb" officeooo:paragraph-rsid="000bfcfb" style:font-weight-asian="bold" style:font-weight-complex="bold"/>
    </style:style>
    <style:style style:name="P24" style:family="paragraph" style:parent-style-name="Punto_20_1_20_con_20_spunta">
      <style:text-properties fo:font-weight="bold" officeooo:rsid="00165f54" officeooo:paragraph-rsid="00165f54" style:font-weight-asian="bold" style:font-weight-complex="bold"/>
    </style:style>
    <style:style style:name="P25" style:family="paragraph" style:parent-style-name="Punto_20_1_20_attività">
      <style:text-properties fo:language="it" fo:country="IT"/>
    </style:style>
    <style:style style:name="P26" style:family="paragraph" style:parent-style-name="List_20_Paragraph" style:list-style-name="WW8Num2"/>
    <style:style style:name="P27" style:family="paragraph" style:parent-style-name="List_20_Paragraph" style:list-style-name="WW8Num2">
      <style:text-properties officeooo:paragraph-rsid="00146800"/>
    </style:style>
    <style:style style:name="P28" style:family="paragraph" style:parent-style-name="List_20_Paragraph">
      <style:paragraph-properties fo:margin-left="0cm" fo:margin-right="0cm" fo:text-align="start" style:justify-single-word="false" fo:text-indent="0cm" style:auto-text-indent="false"/>
      <style:text-properties officeooo:rsid="000f462f" officeooo:paragraph-rsid="00165f54"/>
    </style:style>
    <style:style style:name="P29" style:family="paragraph" style:parent-style-name="List_20_Paragraph">
      <style:paragraph-properties fo:margin-left="0cm" fo:margin-right="0cm" fo:text-align="start" style:justify-single-word="false" fo:text-indent="0cm" style:auto-text-indent="false"/>
      <style:text-properties officeooo:rsid="00165f54" officeooo:paragraph-rsid="00165f54"/>
    </style:style>
    <style:style style:name="P30" style:family="paragraph" style:parent-style-name="Standard" style:list-style-name="L1"/>
    <style:style style:name="P31" style:family="paragraph" style:parent-style-name="Standard" style:list-style-name="L1">
      <style:text-properties officeooo:paragraph-rsid="000bfcfb"/>
    </style:style>
    <style:style style:name="P32" style:family="paragraph" style:parent-style-name="Standard" style:list-style-name="L2"/>
    <style:style style:name="P33" style:family="paragraph" style:parent-style-name="Standard" style:list-style-name="L2">
      <style:text-properties officeooo:paragraph-rsid="000df299"/>
    </style:style>
    <style:style style:name="P34" style:family="paragraph" style:parent-style-name="Standard" style:list-style-name="WW8Num3"/>
    <style:style style:name="P35" style:family="paragraph" style:parent-style-name="Standard" style:list-style-name="L3"/>
    <style:style style:name="P36" style:family="paragraph" style:parent-style-name="Standard" style:list-style-name="L3">
      <style:text-properties officeooo:rsid="000dcef3" officeooo:paragraph-rsid="000dcef3"/>
    </style:style>
    <style:style style:name="P37" style:family="paragraph" style:parent-style-name="Standard">
      <style:text-properties officeooo:rsid="000f462f" officeooo:paragraph-rsid="000f462f"/>
    </style:style>
    <style:style style:name="P38" style:family="paragraph" style:parent-style-name="Standard">
      <style:text-properties officeooo:rsid="00165f54" officeooo:paragraph-rsid="00165f54"/>
    </style:style>
    <style:style style:name="P39" style:family="paragraph" style:parent-style-name="Standard">
      <style:text-properties officeooo:paragraph-rsid="00165f54"/>
    </style:style>
    <style:style style:name="P40" style:family="paragraph" style:parent-style-name="Standard">
      <style:text-properties fo:font-size="16pt" fo:font-weight="bold" officeooo:rsid="00165f54" officeooo:paragraph-rsid="000f462f" style:font-size-asian="16pt" style:font-weight-asian="bold" style:font-size-complex="16pt"/>
    </style:style>
    <style:style style:name="T1" style:family="text">
      <style:text-properties fo:font-weight="bold" style:font-weight-asian="bold" style:font-weight-complex="bold"/>
    </style:style>
    <style:style style:name="T2" style:family="text">
      <style:text-properties fo:font-weight="bold" officeooo:rsid="000bfcfb" style:font-weight-asian="bold" style:font-weight-complex="bold"/>
    </style:style>
    <style:style style:name="T3" style:family="text">
      <style:text-properties fo:font-weight="bold" officeooo:rsid="00146800" style:font-weight-asian="bold" style:font-weight-complex="bold"/>
    </style:style>
    <style:style style:name="T4" style:family="text">
      <style:text-properties officeooo:rsid="000f462f"/>
    </style:style>
    <style:style style:name="T5" style:family="text">
      <style:text-properties officeooo:rsid="000bfcfb"/>
    </style:style>
    <style:style style:name="T6" style:family="text">
      <style:text-properties fo:font-weight="normal" style:font-weight-asian="normal" style:font-weight-complex="normal"/>
    </style:style>
    <style:style style:name="T7" style:family="text">
      <style:text-properties officeooo:rsid="000f3130"/>
    </style:style>
    <style:style style:name="T8" style:family="text">
      <style:text-properties fo:language="it" fo:country="IT"/>
    </style:style>
    <style:style style:name="T9" style:family="text">
      <style:text-properties officeooo:rsid="000dcef3"/>
    </style:style>
    <style:style style:name="T10" style:family="text">
      <style:text-properties officeooo:rsid="000df299"/>
    </style:style>
    <style:style style:name="T11" style:family="text">
      <style:text-properties officeooo:rsid="00113625"/>
    </style:style>
    <style:style style:name="T12" style:family="text">
      <style:text-properties officeooo:rsid="00128c95"/>
    </style:style>
    <style:style style:name="T13" style:family="text">
      <style:text-properties officeooo:rsid="0012e8c2"/>
    </style:style>
    <style:style style:name="T14" style:family="text">
      <style:text-properties officeooo:rsid="00146800"/>
    </style:style>
    <style:style style:name="T15" style:family="text">
      <style:text-properties officeooo:rsid="00165f54"/>
    </style:style>
    <style:style style:name="T16" style:family="text">
      <style:text-properties officeooo:rsid="0017718a"/>
    </style:style>
    <style:style style:name="T17" style:family="text">
      <style:text-properties style:text-position="super 58%" officeooo:rsid="0017718a"/>
    </style:style>
    <style:style style:name="T18" style:family="text">
      <style:text-properties style:text-position="0% 100%"/>
    </style:style>
    <style:style style:name="T19" style:family="text"/>
    <style:style style:name="fr1" style:family="graphic" style:parent-style-name="Frame">
      <style:graphic-properties style:run-through="background" style:wrap="run-through" style:number-wrapped-paragraphs="no-limit" style:vertical-pos="from-top" style:vertical-rel="paragraph" style:horizontal-pos="outside" style:horizontal-rel="page-content" fo:background-color="transparent" draw:fill="none" draw:fill-color="#ffffff" fo:padding="0cm" fo:border="none">
        <style:columns fo:column-count="1" fo:column-gap="0cm"/>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Scheda del<text:line-break/>“GIOCO degli IP”</text:h>
      <text:h text:style-name="Heading_20_2" text:outline-level="2">Materiale e Preparazione Pre-Attività – <text:span text:style-name="T7">da iniziare la sera prima</text:span></text:h>
      <text:list xml:id="list1939779757" text:style-name="Spunta_20_materiale">
        <text:list-item>
          <text:p text:style-name="Punto_20_1_20_con_20_spunta">Foglio di carta che rappresenta il tesoro, ovvero la pagina web <text:a xlink:type="simple" xlink:href="http://www.costigiola.net/" text:style-name="Internet_20_link" text:visited-style-name="Visited_20_Internet_20_Link"><text:span text:style-name="Internet_20_link">www.bitprepared.it</text:span></text:a> (che deve tenere il capo DNS)</text:p>
        </text:list-item>
        <text:list-item>
          <text:p text:style-name="Punto_20_1_20_con_20_spunta">25-30 cartellini di legno con elastico <text:span text:style-name="T4">(al minimo il numero dei giocatori) (2018: 26 sono stati creati nuovi)</text:span></text:p>
        </text:list-item>
        <text:list-item>
          <text:p text:style-name="Punto_20_1_20_con_20_spunta">I MAC-ADDRESS scritti su foglietti di carta da porre sopra il cartellino di legno. Ne servono esattamente tanti quanti sono i ragazzi, ovvero 25-30. Sono diversi per le due squadre:</text:p>
        </text:list-item>
      </text:list>
      <text:list xml:id="list1792658110" text:style-name="WW8Num2">
        <text:list-item>
          <text:list>
            <text:list-item>
              <text:p text:style-name="P26">prima squadra<text:tab/>00:0d:45:XX:XX:XX</text:p>
            </text:list-item>
            <text:list-item>
              <text:p text:style-name="P26">seconda squadra<text:tab/>00:0e:34:YY:YY:YY</text:p>
            </text:list-item>
          </text:list>
        </text:list-item>
      </text:list>
      <text:list xml:id="list174540260967343" text:continue-list="list1939779757" text:style-name="Spunta_20_materiale">
        <text:list-item>
          <text:p text:style-name="Punto_20_1_20_con_20_spunta">Gli IP scritti su foglietti di carta da porre sopra il cartellino di legno. Ne servono esattamente 60. Sono diversi per le due squadre:</text:p>
        </text:list-item>
      </text:list>
      <text:list xml:id="list174540841855193" text:continue-list="list1792658110" text:style-name="WW8Num2">
        <text:list-item>
          <text:list>
            <text:list-item>
              <text:p text:style-name="P26">prima squadra avrà<text:tab/><text:tab/>10.1.x.x</text:p>
            </text:list-item>
            <text:list-item>
              <text:p text:style-name="P27">seconda squadra avrà<text:tab/>10.2.x.x</text:p>
            </text:list-item>
          </text:list>
        </text:list-item>
      </text:list>
      <text:list xml:id="list174540759992419" text:continue-list="list174540260967343" text:style-name="Spunta_20_materiale">
        <text:list-item>
          <text:p text:style-name="P15">IP e MAC Address possono essere stampati dal file <text:span text:style-name="T1">IP-MAC_address_stampa.ods</text:span><text:span text:style-name="T6">.</text:span></text:p>
        </text:list-item>
        <text:list-item>
          <text:p text:style-name="Punto_20_1_20_con_20_spunta"><text:span text:style-name="T15">120 </text:span>Schede Percorso <text:span text:style-name="T13">(60 fogli A4)</text:span>: un foglio di carta <text:span text:style-name="T5">per ogni ip ipotetico </text:span>con indicati i vari passaggi di esecuzione del gioco <text:span text:style-name="T14">(file </text:span><text:span text:style-name="T3">scheda_percorso_per_stampa.odt</text:span><text:span text:style-name="T14">)</text:span>.</text:p>
        </text:list-item>
        <text:list-item>
          <text:p text:style-name="P16">Scotch di carta (un rotolo per squadra) per attaccare gli Indirizzi IP sui MAC Address</text:p>
        </text:list-item>
        <text:list-item>
          <text:p text:style-name="P17">Almeno una penna a Capo <text:span text:style-name="T11">(compreso “LAN Server”, escluso Ping of Death)</text:span></text:p>
        </text:list-item>
        <text:list-item>
          <text:p text:style-name="P23">Incollare il primo Indirizzo IP sui MAC Address per velocizzare lo startup del gioco</text:p>
        </text:list-item>
        <text:list-item>
          <text:p text:style-name="P24">Compilare la prima scheda IP con il relativo mac address (IP Sorgente <text:span text:style-name="T16">e URL destinazione)</text:span></text:p>
        </text:list-item>
        <text:list-item>
          <text:p text:style-name="P18">Segnare a chi viene affidata la squadra 1 e la squadra 2 per i punteggi</text:p>
        </text:list-item>
        <text:list-item>
          <text:p text:style-name="P19">Determinare a priori i luoghi per i capi<text:line-break/>2016: DNS: lato est casa, GATEWAY: primo tavolo ragazzi, IXP: Tavolo del Don, WEB: scala di emergenza</text:p>
        </text:list-item>
        <text:list-item>
          <text:p text:style-name="P18">Determinare a priori il posto delle basi dei ragazzi per evitare di perdere tempo<text:line-break/><text:span text:style-name="T7">2016: angolo dello spirito e alzabandiera</text:span></text:p>
        </text:list-item>
        <text:list-item>
          <text:p text:style-name="P20">(opzionale) una penna a giocatore</text:p>
        </text:list-item>
        <text:list-item>
          <text:p text:style-name="P21">(opzionale) metrella per determinare la base</text:p>
        </text:list-item>
      </text:list>
      <text:p text:style-name="P22">Durata gioco: circa 20 minuti a manche. <text:span text:style-name="T7">Nella prima manche i ping della morte devono evitare di giocare duro.</text:span></text:p>
      <text:h text:style-name="P9" text:outline-level="2">Premessa</text:h>
      <text:p text:style-name="Standard">È una specie di numeri (dett<text:span text:style-name="T9">o anche alce rossa</text:span>) integrat<text:span text:style-name="T9">o</text:span> con una ricerca del tesoro.</text:p>
      <text:p text:style-name="Standard"><text:span text:style-name="T8">Il tesoro nel nostro caso è simboleggiato da un foglio che rappresenta (la pagina web del sito </text:span><text:a xlink:type="simple" xlink:href="http://www.costigiola.net/" text:style-name="Internet_20_link" text:visited-style-name="Visited_20_Internet_20_Link"><text:span text:style-name="Internet_20_link">www.bitprepared.it</text:span></text:a><text:span text:style-name="T8">) che deve essere recuperata dal sito del tesoro (il webserver) e riportata alla base della propria squadra.</text:span></text:p>
      <text:p text:style-name="P2">I ragazzi si suppone siano sulla stessa rete aziendale (stesso gateway) ma su due subnet differenti. Per questo motivo, NON bisogna passare dal GATEWAY per raggiungere il DNS.</text:p>
      <text:h text:style-name="P9" text:outline-level="2">Attori</text:h>
      <text:list xml:id="list206608701" text:style-name="Elenco_20_attvità">
        <text:list-item>
          <text:p text:style-name="Punto_20_1_20_attività">Due squadre ognuna con a disposizione 30 numeri (detti indirizzi IP) , <text:span text:style-name="T15">120</text:span> schede <text:span text:style-name="T15">percorso.</text:span></text:p>
        </text:list-item>
        <text:list-item>
          <text:p text:style-name="Punto_20_1_20_attività">4 capi che rappresentano 4 Server e che sono fermi in postazioni ben definite del campo di gioco: DNS-SERVER, GATEWAY, <text:span text:style-name="T5">IXP</text:span>, WEBSERVER.</text:p>
        </text:list-item>
        <text:list-item>
          <text:p text:style-name="P25">Due basi, una per squadra detta “LAN Sorgente”.</text:p>
        </text:list-item>
      </text:list>
      <text:h text:style-name="P9" text:outline-level="2">Svolgimento Attività</text:h>
      <text:p text:style-name="Standard">Lo scopo del gioco è quello per ogni giocatore di riuscire a riportare alla propria base il tesoro (rappresentato dalla pagina WEB www.bitprepared.it) muovendosi nel campo di gioco con le modalità del gioco “numeri”. In caso di perdita dell’IP il giocatore deve tornare dal proprio “LAN Server” per averne un altro ed una nuova scheda percorso e deve rifare il percorso dall’inizio. <text:s/>L’IP catturato funge da punto per la squadra avversaria che se riuscisse a rubarli tutti renderebbe praticamente innocua l’altra squadra.</text:p>
      <text:list xml:id="list174540307595321" text:continue-numbering="true" text:style-name="Elenco_20_attvità">
        <text:list-item>
          <text:p text:style-name="Punto_20_1_20_attività">Ogni squadra sceglie una propria base <text:s/>fissa sul campo di gioco (detta “LAN Sorgente”)</text:p>
        </text:list-item>
        <text:list-item>
          <text:p text:style-name="Punto_20_1_20_attività"><text:soft-page-break/>Ogni giocatore ha un cartellino in legno da mettere in fronte con scritto il proprio MAC-ADDRESS personale, che è univoco per ogni partecipante e non cambia mai.</text:p>
        </text:list-item>
        <text:list-item>
          <text:p text:style-name="Punto_20_1_20_attività">Ogni squadra elegge un giocatore che f<text:span text:style-name="T5">a</text:span> da “LAN Server” che tiene tutti gli indirizzi IP e le schede per<text:span text:style-name="T10">c</text:span>orso.<text:line-break/><text:span text:style-name="T10">Eventualmente questo ruolo può essere svolto da un capo.</text:span><text:line-break/>Il giocatore “<text:span text:style-name="T10">LAN </text:span>Server” consegna ai proprio compagni una SchedaPercorso ed un IP che lo pone sopra il proprio MAC-ADDRESS per cominciare a giocare. Il giocatore “LAN Server” NON può muoversi all’interno del campo di gioco e deve restare dentro la propria base (“LAN Sorgente”).</text:p>
        </text:list-item>
      </text:list>
      <text:p text:style-name="Standard">Per raggiungere il sito WEB remoto ogni giocatore dovrà eseguire in sequenza i seguenti passaggi:</text:p>
      <text:list xml:id="list3387593009" text:style-name="L1">
        <text:list-item>
          <text:p text:style-name="P31">Raggiungere il capo “DNS-SERVER” e farsi risolvere il nome <text:a xlink:type="simple" xlink:href="http://www.costigiola.net/" text:style-name="Internet_20_link" text:visited-style-name="Visited_20_Internet_20_Link"><text:span text:style-name="Internet_20_link">www.bitprepared.it</text:span></text:a> nell’indirizzo IP pubblico <text:span text:style-name="T5">176.31.65.13</text:span>. Il capo “DNS-SERVER” scriverà sulla scheda del giocatore questo IP pubblico. Il giocatore a questo punto deve riportare alla propria base l’IP pubblico appena scoperto e comunicarlo al proprio server <text:s/>nella propria base. A questo punto il server può scrivere l’indirizzo IP pubblico su tutte le SchedePercorso dei propri compagni che possono andare direttamente dal capo “GATEWAY” direttamente.</text:p>
        </text:list-item>
        <text:list-item>
          <text:p text:style-name="P30">raggiungere il capo “GATEWAY” che firmerà la scheda giocatore con un SYN+firma.</text:p>
        </text:list-item>
        <text:list-item>
          <text:p text:style-name="P30">raggiungere il capo “IXP” che firmerà la scheda giocatore con un SYN+firma.</text:p>
        </text:list-item>
        <text:list-item>
          <text:p text:style-name="P30">il capo “WEB” che firmerà la scheda giocatore e consegnerà la pagina HTML (esistono più copie della pagina web ed ogni giocatore la può riportare al proprio host facendo così vincere la propria squadra)</text:p>
        </text:list-item>
        <text:list-item>
          <text:p text:style-name="P30">il giocatore deve seguire il percorso al contrario con la pagina WEB ricevuta e quindi ripassare in ordine: dal capo IXP, dal capo GATEWAY ed infine alla propria base (“LAN Sorgente”).</text:p>
        </text:list-item>
      </text:list>
      <text:h text:style-name="Heading_20_2" text:outline-level="2">Giocatori particolari</text:h>
      <text:list xml:id="list445413731" text:style-name="L2">
        <text:list-item>
          <text:p text:style-name="P33">“LAN Server”: è uno o più per ogni squadra e NON si muove dalla base della propria squadra(LAN sorgente). <text:line-break/><text:span text:style-name="T10">Può eventualmente essere un capo.</text:span><text:line-break/>Ha tre compiti:</text:p>
          <text:list>
            <text:list-item>
              <text:p text:style-name="P32">Ha il compito di distribuire gli indirizzi IP ai giocatori (ovvero i numeri di numeri).</text:p>
            </text:list-item>
            <text:list-item>
              <text:p text:style-name="P32">Ha il compito di informare tutti i giocatori della propria squadra sull’indirizzo IP del server WEB appena ne viene a conoscenza, ovvero appena il primo suo giocatore sarà correttamente riuscito ad interrogare ed avere risposta dal CAPO DNS. Appena scopre l’IP è l’unico giocatore che lo può scrivere nel campo destinazione della SchedaPercorso del giocatore.</text:p>
            </text:list-item>
            <text:list-item>
              <text:p text:style-name="P32">Se qualche giocatore riesce a riportare correttamente la pagina HTML corredata da una scheda IP corretta allora urla “200 OK” ed il gioco finisce con la vittoria della squadra relativa.</text:p>
            </text:list-item>
          </text:list>
        </text:list-item>
      </text:list>
      <text:h text:style-name="Heading_20_2" text:outline-level="2">Capi in gioco</text:h>
      <text:list xml:id="list1263811515" text:style-name="WW8Num3">
        <text:list-item>
          <text:p text:style-name="P34">CAPO DNS: a tutti i giocatori che arrivano deve scrivere nella scheda del giocatore l’IP del server WEB. In questo caso basta che un solo giocatore faccia questa risoluzione e può poi comunicare al proprio “ Server” l’indirizzo IP del server WEB che può poi recuperarlo a tutti.</text:p>
        </text:list-item>
        <text:list-item>
          <text:p text:style-name="P34">CAPO G<text:span text:style-name="T5">ATE</text:span>W<text:span text:style-name="T5">AY</text:span>: è il gateway delle due lan verso internet. Tutti ci devono passare ed il capo firma andata e ritorno di ogni giocatore sulla relativa scheda (alla andata firma con un SYN+firma mentre al ritorno firma con un ACK+firma !!). <text:s/>Accetta giocatori che:</text:p>
        </text:list-item>
      </text:list>
      <text:list xml:id="list19956992" text:style-name="L3">
        <text:list-item>
          <text:list>
            <text:list-item>
              <text:p text:style-name="P35">abbiano già il nome del web server sulla propria scheda</text:p>
            </text:list-item>
            <text:list-item>
              <text:p text:style-name="P35">oppure giocatori che stiano facendo il percorso inverso di ritorno con la pagina web in mano e con tutti i passaggi corretti: GATEWAY(SYN+firma), IXP(SYN+firma), WEB(200-OK), IXP(ACK+firma).</text:p>
            </text:list-item>
            <text:list-item>
              <text:p text:style-name="P35">Se così non fosse firma con un RST obbligando il giocatore a ripartire con una scheda bianca nuova dal proprio “LAN Server”.</text:p>
            </text:list-item>
          </text:list>
        </text:list-item>
        <text:list-item>
          <text:p text:style-name="P35">CAPO IXP: è il punto di accesso del provider. E’ come il capo GATEWAY. Tutti ci devono passare ed il capo firma andata e ritorno di ogni pacchetto sulla relativa scheda (alla andata firma con un SYN+firma mentre al ritorno firma con un ACK+firma !!). Accetta solo giocatori che:</text:p>
          <text:list>
            <text:list-item>
              <text:p text:style-name="P35">siano già passati da GW, ovvero che abbiano un GW(SYN+firma)</text:p>
            </text:list-item>
            <text:list-item>
              <text:p text:style-name="P35">stiano tornando indietro con la pagina web in mano e con i seguenti passaggi corretti: GW(SYN+firma), IXP(SYN+firma), WEB(200-OK)</text:p>
            </text:list-item>
            <text:list-item>
              <text:p text:style-name="P35">Se così non fosse firma con un RST obbligando il giocatore a ripartire con una scheda bianca nuova dal proprio “LAN Server”.</text:p>
            </text:list-item>
          </text:list>
        </text:list-item>
        <text:list-item>
          <text:p text:style-name="P35">CAPO WEB: consegna la pagina HTML e firma con un 200-OK la scheda giocatore. Accetta solo giocatori che siano già passati da GATEWAY e dal capo IXP. Se così non fosse firma con un RST obbligando il giocatore a <text:soft-page-break/>ripartire con una scheda nuova dalla propria LAN Sorgente.</text:p>
        </text:list-item>
        <text:list-item>
          <text:p text:style-name="P36">CAPO PING DELLA MORTE: sono i capi che, armati di pistole ad acqua, girano per il campo a bagnare i ragazzi. Una volta bagnati, è come se fossero presi dalla squadra avversaria ma non danno punti a nessuno.</text:p>
        </text:list-item>
      </text:list>
      <text:h text:style-name="Heading_20_2" text:outline-level="2">Attenzioni</text:h>
      <text:p text:style-name="Standard">Per facilitare il gioco ogni squadra deve opportunamente dividere le proprie forza fra giocatori che tentano di portare a termine la missione di riportare a casa la pagina web e giocatori che invece tentano di intralciarli rubando loro l’indirizzo IP.</text:p>
      <text:p text:style-name="Standard">Per ogni punto non specificato si utilizzano le regola classiche dell’alce rossa.</text:p>
      <text:p text:style-name="Standard">Se il tempo di gioco scade senza che nessuno abbia riportato correttamente la pagina WEB vince la squadra che ha ottenuto più indirizzi IP.</text:p>
      <text:p text:style-name="Standard">È importante capire che in caso di perdita dell’IP il giocatore deve tornare dal proprio “LAN Server” per averne un altro e deve rifare il percorso dall’inizio perdendo quindi lo stato del percorso finora raggiunto, ovvero parte con una scheda bianca.</text:p>
      <text:h text:style-name="P10" text:outline-level="2">Spiegazione <text:span text:style-name="T10">per i</text:span> ragazzi</text:h>
      <text:p text:style-name="P3">È <text:span text:style-name="T7">stato creato un file riassunto_per_giocatori.odp per la presentazione ai ragazzi.</text:span></text:p>
      <text:h text:style-name="Heading_20_2" text:outline-level="2">Possibile variante</text:h>
      <text:p text:style-name="Standard">Se il gioco finisse troppo presto è possibile allungarlo facendo risolvere un altro sito web e consegnando un’altra pagina web.</text:p>
      <text:h text:style-name="P11" text:outline-level="2">URL e IP per maches</text:h>
      <text:p text:style-name="P4">I seguenti URL e relativi IP sono da comunicare al capo LAN e DNS per agevolare lo svolgimento delle manche.</text:p>
      <text:p text:style-name="P4"><text:span text:style-name="T16">1</text:span><text:span text:style-name="T17">a</text:span><text:span text:style-name="T16"> manche: </text:span><text:a xlink:type="simple" xlink:href="http://www.bitprepared.it/" text:style-name="Internet_20_link" text:visited-style-name="Visited_20_Internet_20_Link">www.bitprepared.it</text:a> 176.31.65.13</text:p>
      <text:p text:style-name="P4"><text:span text:style-name="T16">2</text:span><text:span text:style-name="T17">a</text:span><text:span text:style-name="T16"> manche: </text:span><text:a xlink:type="simple" xlink:href="http://www.agesci.it/" text:style-name="Internet_20_link" text:visited-style-name="Visited_20_Internet_20_Link">www.agesci.it</text:a> 77.242.44.169</text:p>
      <text:p text:style-name="P38"><text:span text:style-name="T16">3</text:span><text:span text:style-name="T17">a</text:span><text:span text:style-name="T16"> manche: </text:span><text:a xlink:type="simple" xlink:href="http://www.ebay.it/" text:style-name="Internet_20_link" text:visited-style-name="Visited_20_Internet_20_Link">www.ebay.it</text:a> 2.19.61.75</text:p>
      <text:h text:style-name="P11" text:outline-level="2">Ruoli e Location</text:h>
      <text:p text:style-name="P39"/>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4">MAC Address</text:p>
            </table:table-cell>
            <table:table-cell table:style-name="Table1.A1" office:value-type="string">
              <text:p text:style-name="P14">IP Address</text:p>
            </table:table-cell>
            <table:table-cell table:style-name="Table1.A1" office:value-type="string">
              <text:p text:style-name="P14">Squadriglie</text:p>
            </table:table-cell>
          </table:table-row>
        </table:table-header-rows>
        <table:table-row>
          <table:table-cell table:style-name="Table1.A2" office:value-type="string">
            <text:p text:style-name="P28">00:0d:45:XX:XX:XX</text:p>
          </table:table-cell>
          <table:table-cell table:style-name="Table1.A2" office:value-type="string">
            <text:p text:style-name="P12">LAN Server 10.1.x.x</text:p>
          </table:table-cell>
          <table:table-cell table:style-name="Table1.A2" office:value-type="string">
            <text:p text:style-name="P13"/>
          </table:table-cell>
        </table:table-row>
        <table:table-row>
          <table:table-cell table:style-name="Table1.A2" office:value-type="string">
            <text:p text:style-name="P28">00:0e:34:YY:YY:YY</text:p>
          </table:table-cell>
          <table:table-cell table:style-name="Table1.A2" office:value-type="string">
            <text:p text:style-name="P12">LAN Server 10.2.x.x</text:p>
          </table:table-cell>
          <table:table-cell table:style-name="Table1.A2" office:value-type="string">
            <text:p text:style-name="P13"/>
          </table:table-cell>
        </table:table-row>
      </table:table>
      <text:p text:style-name="P39"/>
      <table:table table:name="Ruoli" table:style-name="Ruoli">
        <table:table-column table:style-name="Ruoli.A"/>
        <table:table-column table:style-name="Ruoli.B"/>
        <table:table-column table:style-name="Ruoli.A" table:number-columns-repeated="2"/>
        <table:table-header-rows>
          <table:table-row>
            <table:table-cell table:style-name="Ruoli.A1" office:value-type="string">
              <text:p text:style-name="P7">Ruolo</text:p>
            </table:table-cell>
            <table:table-cell table:style-name="Ruoli.A1" office:value-type="string">
              <text:p text:style-name="P7">Location</text:p>
            </table:table-cell>
            <table:table-cell table:style-name="Ruoli.A1" office:value-type="string">
              <text:p text:style-name="P7">Ruoli Manche #1</text:p>
            </table:table-cell>
            <table:table-cell table:style-name="Ruoli.D1" office:value-type="string">
              <text:p text:style-name="P7">Ruoli Manche #2</text:p>
            </table:table-cell>
          </table:table-row>
        </table:table-header-rows>
        <table:table-row>
          <table:table-cell table:style-name="Ruoli.A2" office:value-type="string">
            <text:p text:style-name="P5">LAN Server 10.1.x.x</text:p>
          </table:table-cell>
          <table:table-cell table:style-name="Ruoli.A2" office:value-type="string">
            <text:p text:style-name="P6">Ex tana del gatto</text:p>
          </table:table-cell>
          <table:table-cell table:style-name="Ruoli.A2" office:value-type="string">
            <text:p text:style-name="Table_20_Contents"/>
          </table:table-cell>
          <table:table-cell table:style-name="Ruoli.D2" office:value-type="string">
            <text:p text:style-name="Table_20_Contents"/>
          </table:table-cell>
        </table:table-row>
        <table:table-row>
          <table:table-cell table:style-name="Ruoli.A2" office:value-type="string">
            <text:p text:style-name="P5">LAN Server 10.2.x.x</text:p>
          </table:table-cell>
          <table:table-cell table:style-name="Ruoli.A2" office:value-type="string">
            <text:p text:style-name="P6">Angolo dello spirito</text:p>
          </table:table-cell>
          <table:table-cell table:style-name="Ruoli.A2" office:value-type="string">
            <text:p text:style-name="Table_20_Contents"/>
          </table:table-cell>
          <table:table-cell table:style-name="Ruoli.D2" office:value-type="string">
            <text:p text:style-name="Table_20_Contents"/>
          </table:table-cell>
        </table:table-row>
        <table:table-row>
          <table:table-cell table:style-name="Ruoli.A2" office:value-type="string">
            <text:p text:style-name="P5">DNS Server</text:p>
          </table:table-cell>
          <table:table-cell table:style-name="Ruoli.A2" office:value-type="string">
            <text:p text:style-name="P6">Fuoco</text:p>
          </table:table-cell>
          <table:table-cell table:style-name="Ruoli.A2" office:value-type="string">
            <text:p text:style-name="Table_20_Contents"/>
          </table:table-cell>
          <table:table-cell table:style-name="Ruoli.D2" office:value-type="string">
            <text:p text:style-name="Table_20_Contents"/>
          </table:table-cell>
        </table:table-row>
        <table:table-row>
          <table:table-cell table:style-name="Ruoli.A2" office:value-type="string">
            <text:p text:style-name="P5">Gateway</text:p>
          </table:table-cell>
          <table:table-cell table:style-name="Ruoli.A2" office:value-type="string">
            <text:p text:style-name="P6">Secondo tavolo ragazzi</text:p>
          </table:table-cell>
          <table:table-cell table:style-name="Ruoli.A2" office:value-type="string">
            <text:p text:style-name="Table_20_Contents"/>
          </table:table-cell>
          <table:table-cell table:style-name="Ruoli.D2" office:value-type="string">
            <text:p text:style-name="Table_20_Contents"/>
          </table:table-cell>
        </table:table-row>
        <table:table-row>
          <table:table-cell table:style-name="Ruoli.A2" office:value-type="string">
            <text:p text:style-name="P5">IXP</text:p>
          </table:table-cell>
          <table:table-cell table:style-name="Ruoli.A2" office:value-type="string">
            <text:p text:style-name="P6">Scala di emergenza</text:p>
          </table:table-cell>
          <table:table-cell table:style-name="Ruoli.A2" office:value-type="string">
            <text:p text:style-name="Table_20_Contents"/>
          </table:table-cell>
          <table:table-cell table:style-name="Ruoli.D2" office:value-type="string">
            <text:p text:style-name="Table_20_Contents"/>
          </table:table-cell>
        </table:table-row>
        <table:table-row>
          <table:table-cell table:style-name="Ruoli.A2" office:value-type="string">
            <text:p text:style-name="P5">WEB</text:p>
          </table:table-cell>
          <table:table-cell table:style-name="Ruoli.A2" office:value-type="string">
            <text:p text:style-name="P6">Alzabandiera</text:p>
          </table:table-cell>
          <table:table-cell table:style-name="Ruoli.A2" office:value-type="string">
            <text:p text:style-name="Table_20_Contents"/>
          </table:table-cell>
          <table:table-cell table:style-name="Ruoli.D2" office:value-type="string">
            <text:p text:style-name="Table_20_Contents"/>
          </table:table-cell>
        </table:table-row>
        <table:table-row>
          <table:table-cell table:style-name="Ruoli.A2" office:value-type="string">
            <text:p text:style-name="P5">Ping of Death <text:span text:style-name="T12">(2-4)</text:span></text:p>
          </table:table-cell>
          <table:table-cell table:style-name="Ruoli.A2" office:value-type="string">
            <text:p text:style-name="P6">Itineranti</text:p>
          </table:table-cell>
          <table:table-cell table:style-name="Ruoli.A2" office:value-type="string">
            <text:p text:style-name="Table_20_Contents"/>
          </table:table-cell>
          <table:table-cell table:style-name="Ruoli.D2" office:value-type="string">
            <text:p text:style-name="Table_20_Contents"/>
          </table:table-cell>
        </table:table-row>
        <table:table-row>
          <table:table-cell table:style-name="Ruoli.A2" office:value-type="string">
            <text:p text:style-name="P5">Fotografi <text:span text:style-name="T12">(1-3)</text:span></text:p>
          </table:table-cell>
          <table:table-cell table:style-name="Ruoli.A2" office:value-type="string">
            <text:p text:style-name="P6">Itineranti</text:p>
          </table:table-cell>
          <table:table-cell table:style-name="Ruoli.A2" office:value-type="string">
            <text:p text:style-name="Table_20_Contents"/>
          </table:table-cell>
          <table:table-cell table:style-name="Ruoli.D2" office:value-type="string">
            <text:p text:style-name="Table_20_Contents"/>
          </table:table-cell>
        </table:table-row>
      </table:table>
      <text:p text:style-name="P40"/>
      <table:table table:name="Table2" table:style-name="Table2">
        <table:table-column table:style-name="Table2.A"/>
        <table:table-column table:style-name="Table2.B"/>
        <table:table-header-rows>
          <table:table-row>
            <table:table-cell table:style-name="Table2.A1" office:value-type="string">
              <text:p text:style-name="P14">Manche</text:p>
            </table:table-cell>
            <table:table-cell table:style-name="Table2.A1" office:value-type="string">
              <text:p text:style-name="P14">Vincitore</text:p>
            </table:table-cell>
          </table:table-row>
        </table:table-header-rows>
        <table:table-row>
          <table:table-cell table:style-name="Table2.A2" office:value-type="string">
            <text:p text:style-name="P29">1</text:p>
          </table:table-cell>
          <table:table-cell table:style-name="Table2.A2" office:value-type="string">
            <text:p text:style-name="P13"/>
          </table:table-cell>
        </table:table-row>
        <table:table-row>
          <table:table-cell table:style-name="Table2.A2" office:value-type="string">
            <text:p text:style-name="P29">2</text:p>
          </table:table-cell>
          <table:table-cell table:style-name="Table2.A2" office:value-type="string">
            <text:p text:style-name="P13"/>
          </table:table-cell>
        </table:table-row>
        <table:table-row>
          <table:table-cell table:style-name="Table2.A2" office:value-type="string">
            <text:p text:style-name="P29">3</text:p>
          </table:table-cell>
          <table:table-cell table:style-name="Table2.A2" office:value-type="string">
            <text:p text:style-name="P13"/>
          </table:table-cell>
        </table:table-row>
      </table:table>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1" svg:font-family="Wingdings" style:font-pitch="variable" style:font-charset="x-symbol"/>
    <style:font-face style:name="Wingdings" svg:font-family="Wingdings" style:font-adornments="Normale" style:font-pitch="variable" style:font-charset="x-symbol"/>
    <style:font-face style:name="Symbol" svg:font-family="Symbol" style:font-family-generic="roman" style:font-pitch="variable" style:font-charset="x-symbol"/>
    <style:font-face style:name="CommonBullets" svg:font-family="CommonBullets" style:font-family-generic="swiss" style:font-pitch="variable" style:font-charset="x-symbol"/>
    <style:font-face style:name="Tahoma1"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Book Antiqua" svg:font-family="'Book Antiqua'" style:font-family-generic="roman"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rial1" svg:font-family="Arial" style:font-adornments="Grassetto Corsivo" style:font-family-generic="swiss" style:font-pitch="variable"/>
    <style:font-face style:name="Arial Black" svg:font-family="'Arial Black'" style:font-adornments="Normale" style:font-family-generic="swiss" style:font-pitch="variable"/>
    <style:font-face style:name="Arial Narrow" svg:font-family="'Arial Narrow'" style:font-family-generic="swiss" style:font-pitch="variable"/>
    <style:font-face style:name="Century Gothic2" svg:font-family="'Century Gothic'" style:font-family-generic="swiss" style:font-pitch="variable"/>
    <style:font-face style:name="Century Gothic" svg:font-family="'Century Gothic'" style:font-adornments="Grassetto" style:font-family-generic="swiss" style:font-pitch="variable"/>
    <style:font-face style:name="Century Gothic1" svg:font-family="'Century Gothic'" style:font-adornments="Normale" style:font-family-generic="swiss" style:font-pitch="variable"/>
  </office:font-face-decls>
  <office:styles>
    <draw:marker draw:name="Symmetric_20_Arrow" draw:display-name="Symmetric Arrow"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it" fo:country="IT" style:font-name-asian="Lucida Sans Unicode" style:font-size-asian="12pt" style:language-asian="it" style:country-asian="IT" style:font-name-complex="Tahoma"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212cm" fo:margin-bottom="0cm" loext:contextual-spacing="false" fo:orphans="0" fo:widows="0" fo:hyphenation-ladder-count="no-limit" style:page-number="auto" style:writing-mode="lr-tb"/>
      <style:text-properties style:use-window-font-color="true" style:font-name="Times New Roman1" fo:font-family="'Times New Roman'" style:font-style-name="Normale"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next-style-name="Standard" style:default-outline-level="1" style:class="text" style:master-page-name="">
      <style:paragraph-properties fo:margin-top="0.318cm" fo:margin-bottom="0.106cm" loext:contextual-spacing="false" fo:text-align="center" style:justify-single-word="false" style:page-number="auto" fo:keep-with-next="always"/>
      <style:text-properties style:font-name="Century Gothic" fo:font-family="'Century Gothic'" style:font-style-name="Grassetto" style:font-family-generic="swiss" style:font-pitch="variable"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master-page-name="">
      <loext:graphic-properties draw:fill="none" draw:fill-color="#99ccff"/>
      <style:paragraph-properties fo:margin-top="0.423cm" fo:margin-bottom="0.212cm" loext:contextual-spacing="false" style:page-number="auto" fo:background-color="transparent" fo:padding="0cm" fo:border-left="none" fo:border-right="none" fo:border-top="none" fo:border-bottom="0.06pt solid #000000" fo:keep-with-next="always">
        <style:tab-stops/>
      </style:paragraph-properties>
      <style:text-properties fo:font-variant="small-caps" style:font-name="Book Antiqua" fo:font-family="'Book Antiqua'" style:font-family-generic="roman" style:font-pitch="variable" fo:font-size="12pt" style:text-underline-style="none"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left="0.212cm" fo:margin-right="0cm" fo:margin-top="0.212cm" fo:margin-bottom="0.106cm" loext:contextual-spacing="false" fo:text-indent="0cm" style:auto-text-indent="false" fo:keep-with-next="always"/>
      <style:text-properties fo:font-size="12pt" fo:font-weight="bold" style:font-size-asian="12pt" style:font-weight-asian="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master-page-name="">
      <style:paragraph-properties fo:margin-top="0cm" fo:margin-bottom="0cm" loext:contextual-spacing="false" fo:text-align="center" style:justify-single-word="false" style:page-number="auto" fo:padding="0.049cm" fo:border-left="none" fo:border-right="none" fo:border-top="none" fo:border-bottom="0.06pt solid #000000">
        <style:tab-stops>
          <style:tab-stop style:position="8.289cm" style:type="center"/>
          <style:tab-stop style:position="16.789cm" style:type="right"/>
        </style:tab-stops>
      </style:paragraph-properties>
      <style:text-properties style:font-name="Arial Narrow" fo:font-family="'Arial Narrow'" style:font-family-generic="swiss" style:font-pitch="variable" fo:font-size="10pt"/>
    </style:style>
    <style:style style:name="Footer" style:family="paragraph" style:parent-style-name="Standard" style:class="extra">
      <style:paragraph-properties fo:margin-top="0cm" fo:margin-bottom="0cm" loext:contextual-spacing="false" fo:text-align="center" style:justify-single-word="false" fo:padding-left="0cm" fo:padding-right="0cm" fo:padding-top="0.106cm" fo:padding-bottom="0cm" fo:border-left="none" fo:border-right="none" fo:border-top="0.99pt solid #000000" fo:border-bottom="none">
        <style:tab-stops>
          <style:tab-stop style:position="8.289cm" style:type="center"/>
          <style:tab-stop style:position="15.789cm" style:type="right"/>
        </style:tab-stops>
      </style:paragraph-properties>
      <style:text-properties style:font-name="Arial Narrow" fo:font-family="'Arial Narrow'" style:font-family-generic="swiss" style:font-pitch="variable"/>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master-page-name="">
      <loext:graphic-properties draw:fill="none" draw:fill-color="#99ccff"/>
      <style:paragraph-properties fo:margin-top="0cm" fo:margin-bottom="0cm" loext:contextual-spacing="false" fo:text-align="center" style:justify-single-word="false" style:page-number="auto" fo:background-color="transparent" text:number-lines="false" text:line-number="0" style:vertical-align="middle">
        <style:tab-stops/>
      </style:paragraph-properties>
      <style:text-properties style:font-name="Arial1" fo:font-family="Arial" style:font-style-name="Grassetto Corsivo" style:font-family-generic="swiss" style:font-pitch="variable"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Standard"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cchiello" style:family="paragraph" style:parent-style-name="Standard">
      <style:paragraph-properties fo:text-align="center" style:justify-single-word="false">
        <style:tab-stops>
          <style:tab-stop style:position="3.002cm" style:leader-style="dotted" style:leader-text="."/>
        </style:tab-stops>
      </style:paragraph-properties>
      <style:text-properties style:font-name="Century Schoolbook" fo:font-family="'Century Schoolbook'" style:font-family-generic="roman" style:font-pitch="variable" fo:font-size="14pt" style:font-size-asian="14pt"/>
    </style:style>
    <style:style style:name="Sunto" style:family="paragraph" style:parent-style-name="Standard">
      <style:paragraph-properties fo:margin-top="0cm" fo:margin-bottom="0.423cm" loext:contextual-spacing="false" fo:text-align="center" style:justify-single-word="false">
        <style:tab-stops>
          <style:tab-stop style:position="3.002cm" style:leader-style="dotted" style:leader-text="."/>
        </style:tab-stops>
      </style:paragraph-properties>
      <style:text-properties style:font-name="Arial" fo:font-family="Arial" style:font-family-generic="swiss" style:font-pitch="variable" fo:font-size="14pt" style:font-size-asian="14pt"/>
    </style:style>
    <style:style style:name="Tabella_20_intesta" style:display-name="Tabella intesta" style:family="paragraph" style:parent-style-name="Standard">
      <style:paragraph-properties fo:margin-top="0.071cm" fo:margin-bottom="0.071cm" loext:contextual-spacing="false" fo:text-align="center" style:justify-single-word="false"/>
      <style:text-properties style:font-name="Arial Narrow" fo:font-family="'Arial Narrow'" style:font-family-generic="swiss" style:font-pitch="variable" fo:font-weight="bold" style:font-weight-asian="bold"/>
    </style:style>
    <style:style style:name="Tabella_20_intesta_20_2" style:display-name="Tabella intesta 2" style:family="paragraph" style:parent-style-name="Tabella_20_intesta">
      <style:paragraph-properties fo:margin-top="0.106cm" fo:margin-bottom="0.106cm" loext:contextual-spacing="false"/>
    </style:style>
    <style:style style:name="Tabella_20_dati_20_sx" style:display-name="Tabella dati sx" style:family="paragraph" style:parent-style-name="Standard">
      <style:paragraph-properties fo:margin-top="0.106cm" fo:margin-bottom="0.106cm" loext:contextual-spacing="false"/>
    </style:style>
    <style:style style:name="Tabella_20_dati_20_centrati" style:display-name="Tabella dati centrati" style:family="paragraph" style:parent-style-name="Tabella_20_dati_20_sx">
      <style:paragraph-properties fo:margin-top="0.106cm" fo:margin-bottom="0.106cm" loext:contextual-spacing="false" fo:text-align="center" style:justify-single-word="false"/>
    </style:style>
    <style:style style:name="Punto_20_2" style:display-name="Punto 2" style:family="paragraph" style:parent-style-name="Standard" style:list-style-name="WW8Num1" style:master-page-name="">
      <style:paragraph-properties fo:margin-left="1.058cm" fo:margin-right="0cm" fo:margin-top="0.106cm" fo:margin-bottom="0cm" loext:contextual-spacing="false" fo:text-indent="0cm" style:auto-text-indent="false" style:page-number="auto">
        <style:tab-stops>
          <style:tab-stop style:position="0.564cm"/>
          <style:tab-stop style:position="9.878cm" style:leader-style="dotted" style:leader-text="."/>
          <style:tab-stop style:position="10.089cm"/>
          <style:tab-stop style:position="12.629cm" style:leader-style="dotted" style:leader-text="."/>
        </style:tab-stops>
      </style:paragraph-properties>
      <style:text-properties style:font-name="Times New Roman" fo:font-family="'Times New Roman'" style:font-family-generic="roman" style:font-pitch="variable" fo:font-size="10pt" style:font-size-asian="12pt"/>
    </style:style>
    <style:style style:name="Nome_20_file" style:display-name="Nome file" style:family="paragraph" style:parent-style-name="Standard">
      <style:paragraph-properties fo:margin-left="0.212cm" fo:margin-right="0cm" fo:margin-top="0.212cm" fo:margin-bottom="0cm" loext:contextual-spacing="false" fo:text-indent="0cm" style:auto-text-indent="false"/>
      <style:text-properties fo:font-weight="bold" style:font-weight-asian="bold"/>
    </style:style>
    <style:style style:name="Punto_20_1_20_con_20_spunta" style:display-name="Punto 1 con spunta" style:family="paragraph" style:list-style-name="Spunta_20_materiale" style:master-page-name="">
      <style:paragraph-properties fo:margin-left="0cm" fo:margin-right="0cm" fo:margin-top="0cm" fo:margin-bottom="0.141cm" loext:contextual-spacing="false" fo:text-align="justify" style:justify-single-word="false" fo:hyphenation-ladder-count="no-limit" fo:text-indent="0cm" style:auto-text-indent="false" style:page-number="auto" text:number-lines="false" text:line-number="0">
        <style:tab-stops/>
      </style:paragraph-properties>
      <style:text-properties fo:font-size="10pt" style:font-size-asian="10pt" fo:hyphenate="true" fo:hyphenation-remain-char-count="2" fo:hyphenation-push-char-count="2"/>
    </style:style>
    <style:style style:name="Punto_20_1_20_attività" style:display-name="Punto 1 attività" style:family="paragraph" style:list-style-name="Elenco_20_attvità" style:master-page-name="">
      <style:paragraph-properties fo:margin-left="0cm" fo:margin-right="0cm" fo:text-align="justify" style:justify-single-word="false" fo:orphans="2" fo:widows="2" fo:hyphenation-ladder-count="no-limit" fo:text-indent="0cm" style:auto-text-indent="false" style:page-number="auto">
        <style:tab-stops>
          <style:tab-stop style:position="0cm"/>
        </style:tab-stops>
      </style:paragraph-properties>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Sq." style:family="paragraph" style:parent-style-name="Tabella_20_intesta">
      <style:paragraph-properties fo:margin-top="0.423cm" fo:margin-bottom="0.071cm" loext:contextual-spacing="false" fo:text-align="start" style:justify-single-word="false"/>
      <style:text-properties fo:font-size="11pt" style:font-size-asian="11pt" style:font-size-complex="11pt"/>
    </style:style>
    <style:style style:name="Numero_20_pagina" style:display-name="Numero pagina" style:family="paragraph">
      <style:paragraph-properties fo:text-align="center" style:justify-single-word="false"/>
    </style:style>
    <style:style style:name="Punto" style:family="paragraph" style:parent-style-name="Standard" style:list-style-name="WW8Num1">
      <style:paragraph-properties fo:margin-left="0.085cm" fo:margin-right="0cm" fo:margin-top="0.071cm" fo:margin-bottom="0cm" loext:contextual-spacing="false" fo:orphans="2" fo:widows="2" fo:text-indent="0cm" style:auto-text-indent="false"/>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Domanda" style:family="paragraph" style:parent-style-name="Standard" style:master-page-name="">
      <style:paragraph-properties fo:margin-top="0.212cm" fo:margin-bottom="0.212cm" loext:contextual-spacing="false" fo:line-height="150%" fo:orphans="0" fo:widows="0" style:page-number="auto">
        <style:tab-stops>
          <style:tab-stop style:position="1.058cm"/>
          <style:tab-stop style:position="2.328cm"/>
          <style:tab-stop style:position="3.598cm"/>
          <style:tab-stop style:position="4.868cm"/>
          <style:tab-stop style:position="6.138cm"/>
          <style:tab-stop style:position="7.408cm"/>
          <style:tab-stop style:position="8.678cm"/>
          <style:tab-stop style:position="9.948cm"/>
          <style:tab-stop style:position="11.218cm"/>
          <style:tab-stop style:position="12.488cm"/>
          <style:tab-stop style:position="13.758cm"/>
        </style:tab-stops>
      </style:paragraph-properties>
      <style:text-properties fo:color="#000000" style:font-name="Century Gothic1" fo:font-family="'Century Gothic'" style:font-style-name="Normale" style:font-family-generic="swiss" style:font-pitch="variable" fo:font-size="10pt" style:text-underline-style="solid" style:text-underline-width="auto" style:text-underline-color="font-colo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Azione" style:family="paragraph" style:parent-style-name="Standard" style:list-style-name="WW8Num2">
      <style:paragraph-properties fo:margin-left="0.72cm" fo:margin-right="0cm" fo:margin-top="0.106cm" fo:margin-bottom="0cm" loext:contextual-spacing="false" fo:orphans="0" fo:widows="0" fo:text-indent="0cm" style:auto-text-indent="false"/>
      <style:text-properties fo:color="#00000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urni" style:family="paragraph" style:parent-style-name="Standard">
      <style:paragraph-properties fo:margin-left="1.27cm" fo:margin-right="0cm" fo:margin-top="0.318cm" fo:margin-bottom="0cm" loext:contextual-spacing="false" fo:orphans="0" fo:widows="0" fo:text-indent="0cm" style:auto-text-indent="false"/>
      <style:text-properties fo:color="#00000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po_20_risposta" style:display-name="Tipo risposta" style:family="paragraph" style:parent-style-name="Standard">
      <style:paragraph-properties fo:margin-top="0.212cm" fo:margin-bottom="0cm" loext:contextual-spacing="false" fo:orphans="2" fo:widows="2"/>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Pattuglia" style:family="paragraph" style:parent-style-name="Standard" style:master-page-name="">
      <style:paragraph-properties fo:margin-left="0.212cm" fo:margin-right="0cm" fo:line-height="150%" fo:orphans="2" fo:widows="2" fo:text-indent="0cm" style:auto-text-indent="false" style:page-number="auto">
        <style:tab-stops>
          <style:tab-stop style:position="0.847cm"/>
          <style:tab-stop style:position="5.503cm" style:leader-style="solid" style:leader-text="_"/>
          <style:tab-stop style:position="5.927cm"/>
          <style:tab-stop style:position="11.853cm" style:leader-style="solid" style:leader-text="_"/>
        </style:tab-stops>
      </style:paragraph-properties>
      <style:text-properties style:use-window-font-color="true" style:font-name="Arial" fo:font-family="Arial"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Dati_20_immagini" style:display-name="Dati immagini" style:family="paragraph" style:parent-style-name="Pattuglia">
      <style:paragraph-properties fo:margin-left="1.058cm" fo:margin-right="0cm" fo:margin-top="0cm" fo:margin-bottom="0cm" loext:contextual-spacing="false" fo:line-height="100%" fo:text-indent="0cm" style:auto-text-indent="false">
        <style:tab-stops>
          <style:tab-stop style:position="1.905cm"/>
        </style:tab-stops>
      </style:paragraph-properties>
    </style:style>
    <style:style style:name="Squadriglia" style:family="paragraph">
      <style:paragraph-properties fo:margin-left="0cm" fo:margin-right="0cm" fo:margin-top="0.423cm" fo:margin-bottom="0.141cm" loext:contextual-spacing="false" fo:text-indent="0cm" style:auto-text-indent="false" style:border-line-width-top="0.002cm 0.035cm 0.002cm" style:border-line-width-bottom="0.002cm 0.035cm 0.002cm" fo:padding="0.071cm" fo:border-left="none" fo:border-right="none" fo:border-top="1.11pt double #000000" fo:border-bottom="1.11pt double #000000"/>
      <style:text-properties style:font-name="Arial Black" fo:font-family="'Arial Black'" style:font-style-name="Normale" style:font-family-generic="swiss" style:font-pitch="variable" fo:font-size="14pt"/>
    </style:style>
    <style:style style:name="List_20_Paragraph" style:display-name="List Paragraph" style:family="paragraph" style:parent-style-name="Standard">
      <style:paragraph-properties fo:margin-left="1.27cm" fo:margin-right="0cm" fo:margin-top="0cm" fo:margin-bottom="0cm" loext:contextual-spacing="false" fo:line-height="100%" fo:text-indent="0cm" style:auto-text-indent="false"/>
    </style:style>
    <style:style style:name="Footnote_20_Symbol" style:display-name="Footnote Symbol" style:family="text"/>
    <style:style style:name="Page_20_Number" style:display-name="Page Number" style:family="text" style:parent-style-name="WW-Car._20_predefinito_20_paragrafo">
      <style:text-properties style:font-name="Century Gothic2" fo:font-family="'Century Gothic'" style:font-family-generic="swiss" style:font-pitch="variable" fo:font-size="14pt" fo:font-weight="bold" style:font-size-asian="14pt" style:font-weight-asian="bold"/>
    </style:style>
    <style:style style:name="Numbering_20_Symbols" style:display-name="Numbering Symbols" style:family="text"/>
    <style:style style:name="Bullet_20_Symbols" style:display-name="Bullet Symbols" style:family="text">
      <style:text-properties style:font-name="Wingdings" fo:font-family="Wingdings" style:font-style-name="Normale" style:font-pitch="variable" style:font-charset="x-symbol" fo:font-size="12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3z0" style:family="text">
      <style:text-properties style:font-name="CommonBullets" fo:font-family="CommonBullets" style:font-family-generic="swiss" style:font-pitch="variable" style:font-charset="x-symbol"/>
    </style:style>
    <style:style style:name="WW8Num4z0" style:family="text">
      <style:text-properties style:font-name="Wingdings1" fo:font-family="Wingdings" style:font-pitch="variable" style:font-charset="x-symbol" fo:font-size="12pt" style:font-size-asian="12pt"/>
    </style:style>
    <style:style style:name="WW8Num4z1" style:family="text">
      <style:text-properties style:font-name="Courier New" fo:font-family="'Courier New'" style:font-family-generic="modern"/>
    </style:style>
    <style:style style:name="WW8Num4z2" style:family="text">
      <style:text-properties style:font-name="Wingdings1"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St3z0" style:family="text">
      <style:text-properties style:font-name="Wingdings1" fo:font-family="Wingdings" style:font-pitch="variable" style:font-charset="x-symbol" fo:font-size="12pt" style:font-size-asian="12pt"/>
    </style:style>
    <style:style style:name="WW8NumSt3z1" style:family="text">
      <style:text-properties style:font-name="Courier New" fo:font-family="'Courier New'" style:font-family-generic="modern"/>
    </style:style>
    <style:style style:name="WW8NumSt3z2" style:family="text">
      <style:text-properties style:font-name="Wingdings1" fo:font-family="Wingdings" style:font-pitch="variable" style:font-charset="x-symbol"/>
    </style:style>
    <style:style style:name="WW8NumSt3z3" style:family="text">
      <style:text-properties style:font-name="Symbol" fo:font-family="Symbol" style:font-family-generic="roman" style:font-pitch="variable" style:font-charset="x-symbol"/>
    </style:style>
    <style:style style:name="WW-Car._20_predefinito_20_paragrafo" style:display-name="WW-Car. predefinito paragrafo" style:family="text"/>
    <style:style style:name="WW8Num1z0" style:family="text">
      <style:text-properties style:font-name="Wingdings1" fo:font-family="Wingdings" style:font-pitch="variable" style:font-charset="x-symbol"/>
    </style:style>
    <style:style style:name="WW8Num2z0" style:family="text">
      <style:text-properties style:font-name="Wingdings1" fo:font-family="Wingdings" style:font-pitch="variable" style:font-charset="x-symbol"/>
    </style:style>
    <style:style style:name="WW-Car._20_predefinito_20_paragrafo1" style:display-name="WW-Car. predefinito paragrafo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6z0" style:family="text">
      <style:text-properties style:font-name="Symbol" fo:font-family="Symbol" style:font-family-generic="roman"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1" fo:font-family="Wingdings"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Elenco_20_attvità" style:display-name="Elenco attvità" text:consecutive-numbering="true">
      <text:list-level-style-bullet text:level="1" text:style-name="WW8Num4z0" text:bullet-char="">
        <style:list-level-properties text:space-before="0.212cm" text:min-label-width="0.635cm"/>
        <style:text-properties style:font-name="Wingdings1"/>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1"/>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1"/>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1"/>
      </text:list-level-style-bullet>
      <text:list-level-style-number text:level="10" style:num-suffix="." style:num-format="1">
        <style:list-level-properties text:space-before="4.502cm" text:min-label-width="0.499cm"/>
      </text:list-level-style-number>
    </text:list-style>
    <text:list-style style:name="Spunta_20_materiale" style:display-name="Spunta materiale" text:consecutive-numbering="true">
      <text:list-level-style-bullet text:level="1" text:style-name="Bullet_20_Symbols" style:num-prefix="*" text:bullet-char="q">
        <style:list-level-properties text:space-before="0.212cm" text:min-label-width="0.635cm"/>
        <style:text-properties style:font-name="Wingdings"/>
      </text:list-level-style-bullet>
      <text:list-level-style-bullet text:level="2" text:style-name="Bullet_20_Symbols" text:bullet-char="q">
        <style:list-level-properties text:space-before="1.905cm" text:min-label-width="0.635cm"/>
        <style:text-properties style:font-name="Wingdings"/>
      </text:list-level-style-bullet>
      <text:list-level-style-bullet text:level="3" text:style-name="Bullet_20_Symbols" text:bullet-char="q">
        <style:list-level-properties text:space-before="3.175cm" text:min-label-width="0.635cm"/>
        <style:text-properties style:font-name="Wingdings"/>
      </text:list-level-style-bullet>
      <text:list-level-style-bullet text:level="4" text:style-name="Bullet_20_Symbols" text:bullet-char="q">
        <style:list-level-properties text:space-before="4.445cm" text:min-label-width="0.635cm"/>
        <style:text-properties style:font-name="Wingdings"/>
      </text:list-level-style-bullet>
      <text:list-level-style-bullet text:level="5" text:style-name="Bullet_20_Symbols" text:bullet-char="q">
        <style:list-level-properties text:space-before="5.715cm" text:min-label-width="0.635cm"/>
        <style:text-properties style:font-name="Wingdings"/>
      </text:list-level-style-bullet>
      <text:list-level-style-bullet text:level="6" text:style-name="Bullet_20_Symbols" text:bullet-char="q">
        <style:list-level-properties text:space-before="6.985cm" text:min-label-width="0.635cm"/>
        <style:text-properties style:font-name="Wingdings"/>
      </text:list-level-style-bullet>
      <text:list-level-style-bullet text:level="7" text:style-name="Bullet_20_Symbols" text:bullet-char="q">
        <style:list-level-properties text:space-before="8.255cm" text:min-label-width="0.635cm"/>
        <style:text-properties style:font-name="Wingdings"/>
      </text:list-level-style-bullet>
      <text:list-level-style-bullet text:level="8" text:style-name="Bullet_20_Symbols" text:bullet-char="q">
        <style:list-level-properties text:space-before="9.525cm" text:min-label-width="0.635cm"/>
        <style:text-properties style:font-name="Wingdings"/>
      </text:list-level-style-bullet>
      <text:list-level-style-bullet text:level="9" text:style-name="Bullet_20_Symbols" text:bullet-char="q">
        <style:list-level-properties text:space-before="10.795cm" text:min-label-width="0.635cm"/>
        <style:text-properties style:font-name="Wingdings"/>
      </text:list-level-style-bullet>
      <text:list-level-style-bullet text:level="10" text:style-name="Bullet_20_Symbols" text:bullet-char="q">
        <style:list-level-properties text:space-before="4.502cm" text:min-label-width="0.499cm"/>
        <style:text-properties style:font-name="Wingdings"/>
      </text:list-level-style-bullet>
    </text:list-style>
    <text:list-style style:name="WW8Num1" text:consecutive-numbering="true">
      <text:list-level-style-bullet text:level="1" text:style-name="WW8Num1z0" text:bullet-char="">
        <style:list-level-properties text:min-label-width="0.423cm"/>
        <style:text-properties style:font-name="Wingdings1"/>
      </text:list-level-style-bullet>
      <text:list-level-style-number text:level="2" style:num-suffix="." style:num-format="1">
        <style:list-level-properties text:space-before="0.501cm" text:min-label-width="0.423cm"/>
      </text:list-level-style-number>
      <text:list-level-style-number text:level="3" style:num-suffix="." style:num-format="1">
        <style:list-level-properties text:space-before="1cm" text:min-label-width="0.423cm"/>
      </text:list-level-style-number>
      <text:list-level-style-number text:level="4" style:num-suffix="." style:num-format="1">
        <style:list-level-properties text:space-before="1.501cm" text:min-label-width="0.423cm"/>
      </text:list-level-style-number>
      <text:list-level-style-number text:level="5" style:num-suffix="." style:num-format="1">
        <style:list-level-properties text:space-before="2.001cm" text:min-label-width="0.423cm"/>
      </text:list-level-style-number>
      <text:list-level-style-number text:level="6" style:num-suffix="." style:num-format="1">
        <style:list-level-properties text:space-before="2.502cm" text:min-label-width="0.423cm"/>
      </text:list-level-style-number>
      <text:list-level-style-number text:level="7" style:num-suffix="." style:num-format="1">
        <style:list-level-properties text:space-before="3.001cm" text:min-label-width="0.423cm"/>
      </text:list-level-style-number>
      <text:list-level-style-number text:level="8" style:num-suffix="." style:num-format="1">
        <style:list-level-properties text:space-before="3.502cm" text:min-label-width="0.423cm"/>
      </text:list-level-style-number>
      <text:list-level-style-number text:level="9" style:num-suffix="." style:num-format="1">
        <style:list-level-properties text:space-before="4.001cm" text:min-label-width="0.423cm"/>
      </text:list-level-style-number>
      <text:list-level-style-number text:level="10" style:num-suffix="." style:num-format="1">
        <style:list-level-properties text:space-before="4.502cm" text:min-label-width="0.423cm"/>
      </text:list-level-style-number>
    </text:list-style>
    <text:list-style style:name="WW8Num2" text:consecutive-numbering="true">
      <text:list-level-style-bullet text:level="1" text:style-name="WW8Num2z0" text:bullet-char="">
        <style:list-level-properties text:min-label-width="0.635cm"/>
        <style:text-properties style:font-name="Wingdings1"/>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8Num4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8Num4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8Num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8Num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fo:orphans="0" fo:widows="0"/>
      <style:text-properties style:font-name="Courier" fo:language="en" fo:country="US" fo:font-weight="bold" style:font-weight-asian="bold"/>
    </style:style>
    <style:style style:name="MT1" style:family="text">
      <style:text-properties fo:font-weight="bold" officeooo:rsid="000bfcfb" style:font-weight-asian="bold" style:font-weight-complex="bold"/>
    </style:style>
    <style:style style:name="MT2" style:family="text">
      <style:text-properties officeooo:rsid="000f462f"/>
    </style:style>
    <style:style style:name="MT3" style:family="text">
      <style:text-properties officeooo:rsid="000bfcfb"/>
    </style:style>
    <style:style style:name="MT4" style:family="text"/>
    <style:style style:name="MT5" style:family="text">
      <style:text-properties fo:font-weight="normal" style:font-weight-asian="normal" style:font-weight-complex="normal"/>
    </style:style>
    <style:style style:name="MT6" style:family="text">
      <style:text-properties fo:font-weight="bold" style:font-weight-asian="bold" style:font-weight-complex="bold"/>
    </style:style>
    <style:style style:name="Mfr1" style:family="graphic" style:parent-style-name="Frame">
      <style:graphic-properties style:run-through="background" style:wrap="run-through" style:number-wrapped-paragraphs="no-limit" style:vertical-pos="from-top" style:vertical-rel="paragraph" style:horizontal-pos="outside" style:horizontal-rel="page-content" fo:background-color="transparent" draw:fill="none" draw:fill-color="#ffffff" fo:padding="0cm" fo:border="none">
        <style:columns fo:column-count="1" fo:column-gap="0cm"/>
      </style:graphic-properties>
    </style:style>
    <style:page-layout style:name="Mpm1">
      <style:page-layout-properties fo:page-width="20.997cm" fo:page-height="29.7cm" style:num-format="1" style:print-orientation="portrait" fo:margin-top="1.129cm" fo:margin-bottom="1.129cm" fo:margin-left="1.693cm" fo:margin-right="1.693cm" fo:background-color="transparent" style:writing-mode="lr-tb" style:layout-grid-color="#c0c0c0" style:layout-grid-lines="42" style:layout-grid-base-height="0.494cm" style:layout-grid-ruby-height="0.141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713cm" fo:margin-left="0cm" fo:margin-right="0cm" fo:margin-bottom="0.212cm" style:dynamic-spacing="true"/>
      </style:header-style>
      <style:footer-style>
        <style:header-footer-properties fo:min-height="0.713cm" fo:margin-left="0cm" fo:margin-right="0cm" fo:margin-top="0.212cm" style:dynamic-spacing="true"/>
      </style:footer-style>
    </style:page-layout>
    <style:page-layout style:name="Mpm2">
      <style:page-layout-properties fo:page-width="20.997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7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27cm" fo:margin-left="1cm" fo:margin-right="1cm" style:writing-mode="lr-tb" style:layout-grid-color="#c0c0c0" style:layout-grid-lines="4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dynamic-spacing="true"/>
      </style:footer-style>
    </style:page-layout>
    <style:page-layout style:name="Mpm5">
      <style:page-layout-properties fo:page-width="20.997cm" fo:page-height="29.7cm" style:num-format="1" style:print-orientation="portrait" fo:margin-top="1.27cm" fo:margin-bottom="1.27cm" fo:margin-left="1.693cm" fo:margin-right="1.693cm" style:writing-mode="lr-tb" style:layout-grid-color="#c0c0c0" style:layout-grid-lines="51" style:layout-grid-base-height="0.48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AGESCI Settore Specializzazione ― Campo di competenza “<text:span text:style-name="MT1">Esploratori della rete: BitPrepared!</text:span>” ― Costigiola: 2<text:span text:style-name="MT2">1</text:span>-2<text:span text:style-name="MT2">5</text:span> agosto 20<text:span text:style-name="MT3">18</text:span></text:p>
      </style:header>
      <style:footer>
        <text:p text:style-name="Footer"><draw:frame draw:style-name="Mfr1" draw:name="Cornice1" text:anchor-type="paragraph" svg:y="0cm" svg:width="0.935cm" draw:z-index="2"><draw:text-box fo:min-height="0.076cm"><text:p text:style-name="Numero_20_pagina"><text:span text:style-name="Page_20_Number"><text:page-number text:select-page="current">3</text:page-number></text:span></text:p></draw:text-box></draw:frame><text:span text:style-name="MT5">Scheda del <text:s/>“</text:span><text:span text:style-name="MT6">GIOCO degli IP</text:span><text:span text:style-name="MT5">” ― </text:span>Aggiornato <text:span text:style-name="MT5">al </text:span><text:span text:style-name="MT5"><text:modification-date style:data-style-name="N76">24 agosto 2019</text:modification-date></text:span></text:p>
      </style:footer>
    </style:master-page>
    <style:master-page style:name="HTML" style:page-layout-name="Mpm2"/>
    <style:master-page style:name="Endnote" style:page-layout-name="Mpm3"/>
    <style:master-page style:name="Conversione_20_0" style:display-name="Conversione 0" style:page-layout-name="Mpm4">
      <style:footer>
        <text:p text:style-name="MP1"><text:page-number text:select-page="current">0</text:page-number></text:p>
      </style:footer>
    </style:master-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MacOSX_X86_64 LibreOffice_project/86daf60bf00efa86ad547e59e09d6bb77c699acb</meta:generator>
    <meta:initial-creator>Andrea Baitelli</meta:initial-creator>
    <meta:creation-date>2005-08-14T14:47:29</meta:creation-date>
    <dc:date>2019-08-24T17:45:39.384510779</dc:date>
    <meta:printed-by>Andrea Baitelli</meta:printed-by>
    <meta:print-date>2007-08-05T20:03:33</meta:print-date>
    <dc:language>it-IT</dc:language>
    <meta:editing-cycles>117</meta:editing-cycles>
    <meta:editing-duration>PT14H12M19S</meta:editing-duration>
    <meta:document-statistic meta:table-count="3" meta:image-count="0" meta:object-count="0" meta:page-count="3" meta:paragraph-count="109" meta:word-count="1595" meta:character-count="9658" meta:non-whitespace-character-count="8209"/>
    <meta:user-defined meta:name="Info 1"/>
    <meta:user-defined meta:name="Info 2"/>
    <meta:user-defined meta:name="Info 3"/>
    <meta:user-defined meta:name="Info 4"/>
  </office:meta>
</office:document-meta>
</file>